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bold" officeooo:rsid="001b642b" officeooo:paragraph-rsid="001b642b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b642b" officeooo:paragraph-rsid="007050a6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4bfaa2" officeooo:paragraph-rsid="007050a6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officeooo:rsid="001b642b" officeooo:paragraph-rsid="001b642b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officeooo:rsid="001b642b" officeooo:paragraph-rsid="001b642b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1b642b" officeooo:paragraph-rsid="007050a6" style:font-size-asian="10pt" style:font-size-complex="10pt"/>
    </style:style>
    <style:style style:name="P7" style:family="paragraph" style:parent-style-name="Standard">
      <style:text-properties fo:font-size="10pt" officeooo:rsid="001b642b" officeooo:paragraph-rsid="007050a6" style:font-size-asian="10pt" style:font-size-complex="10pt"/>
    </style:style>
    <style:style style:name="P8" style:family="paragraph" style:parent-style-name="Standard">
      <style:text-properties fo:font-size="10pt" officeooo:rsid="001bc6e7" officeooo:paragraph-rsid="001bc6e7" style:font-size-asian="10pt" style:font-size-complex="10pt"/>
    </style:style>
    <style:style style:name="P9" style:family="paragraph" style:parent-style-name="Standard">
      <style:text-properties fo:font-size="10pt" officeooo:rsid="001bc6e7" officeooo:paragraph-rsid="007050a6" style:font-size-asian="10pt" style:font-size-complex="10pt"/>
    </style:style>
    <style:style style:name="P10" style:family="paragraph" style:parent-style-name="Standard">
      <style:text-properties fo:font-size="10pt" officeooo:rsid="004bfaa2" officeooo:paragraph-rsid="004bfaa2" style:font-size-asian="10pt" style:font-size-complex="10pt"/>
    </style:style>
    <style:style style:name="P11" style:family="paragraph" style:parent-style-name="Standard">
      <style:text-properties fo:font-size="10pt" officeooo:rsid="004bfaa2" officeooo:paragraph-rsid="007050a6" style:font-size-asian="10pt" style:font-size-complex="10pt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officeooo:rsid="004bfaa2" officeooo:paragraph-rsid="004bfaa2" style:font-size-asian="10pt" style:font-size-complex="10pt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officeooo:rsid="004bfaa2" officeooo:paragraph-rsid="007050a6" style:font-size-asian="10pt" style:font-size-complex="10pt"/>
    </style:style>
    <style:style style:name="P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normal" officeooo:rsid="006f6aca" officeooo:paragraph-rsid="007050a6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officeooo:rsid="004bfaa2" officeooo:paragraph-rsid="004bfaa2" style:font-size-asian="10pt" style:font-size-complex="10pt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officeooo:rsid="004bfaa2" officeooo:paragraph-rsid="0073db43" style:font-size-asian="10pt" style:font-size-complex="10pt"/>
    </style:style>
    <style:style style:name="P17" style:family="paragraph" style:parent-style-name="Standard">
      <style:text-properties fo:font-size="10pt" fo:font-weight="normal" officeooo:rsid="006f6aca" officeooo:paragraph-rsid="007050a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0pt" fo:font-weight="bold" officeooo:rsid="001b642b" officeooo:paragraph-rsid="007050a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0pt" fo:font-weight="bold" officeooo:rsid="001b642b" officeooo:paragraph-rsid="0073db43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officeooo:rsid="004bfaa2" officeooo:paragraph-rsid="004bfaa2" style:font-size-asian="10pt" style:font-size-complex="10pt"/>
    </style:style>
    <style:style style:name="P21" style:family="paragraph" style:parent-style-name="Standard">
      <style:text-properties fo:font-size="10pt" officeooo:rsid="004bfaa2" officeooo:paragraph-rsid="0073db43" style:font-size-asian="10pt" style:font-size-complex="10pt"/>
    </style:style>
    <style:style style:name="P22" style:family="paragraph" style:parent-style-name="Standard">
      <style:text-properties fo:font-size="10pt" officeooo:rsid="001bc6e7" officeooo:paragraph-rsid="0048d9e0" style:font-size-asian="10pt" style:font-size-complex="10pt"/>
    </style:style>
    <style:style style:name="P23" style:family="paragraph" style:parent-style-name="Standard">
      <style:text-properties fo:font-size="10pt" officeooo:rsid="001bc6e7" officeooo:paragraph-rsid="0073db43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officeooo:rsid="001b642b" officeooo:paragraph-rsid="0073db43" style:font-size-asian="10pt" style:font-size-complex="10pt"/>
    </style:style>
    <style:style style:name="P25" style:family="paragraph" style:parent-style-name="Standard">
      <style:text-properties fo:font-size="10pt" officeooo:rsid="001b642b" officeooo:paragraph-rsid="0073db43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132f" style:font-weight-asian="bold" style:font-weight-complex="bold"/>
    </style:style>
    <style:style style:name="T3" style:family="text">
      <style:text-properties fo:font-weight="bold" officeooo:rsid="00632a29" style:font-weight-asian="bold" style:font-weight-complex="bold"/>
    </style:style>
    <style:style style:name="T4" style:family="text">
      <style:text-properties fo:font-weight="bold" officeooo:rsid="006f1ec0" style:font-weight-asian="bold" style:font-weight-complex="bold"/>
    </style:style>
    <style:style style:name="T5" style:family="text">
      <style:text-properties fo:font-weight="bold" officeooo:rsid="0073db43" style:font-weight-asian="bold" style:font-weight-complex="bold"/>
    </style:style>
    <style:style style:name="T6" style:family="text">
      <style:text-properties fo:font-weight="normal" officeooo:rsid="006f6aca" style:font-weight-asian="normal" style:font-weight-complex="normal"/>
    </style:style>
    <style:style style:name="T7" style:family="text">
      <style:text-properties fo:font-weight="normal" officeooo:rsid="0073db43" style:font-weight-asian="normal" style:font-weight-complex="normal"/>
    </style:style>
    <style:style style:name="T8" style:family="text">
      <style:text-properties fo:font-style="normal" fo:font-weight="bold" officeooo:rsid="006f6aca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73db43" style:font-style-asian="normal" style:font-weight-asian="bold" style:font-style-complex="normal" style:font-weight-complex="bold"/>
    </style:style>
    <style:style style:name="T10" style:family="text">
      <style:text-properties officeooo:rsid="006f6aca"/>
    </style:style>
    <style:style style:name="T11" style:family="text">
      <style:text-properties officeooo:rsid="0073d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récapitulative</text:p>
      <text:p text:style-name="P1"/>
      <text:p text:style-name="P5"><text:span text:style-name="T1">séquence I</text:span><text:span text:style-name="T5">V</text:span><text:span text:style-name="T1"> : « </text:span><text:span text:style-name="T9">Hannibal ad portas !</text:span><text:span text:style-name="T1">»</text:span></text:p>
      <text:p text:style-name="P1"/>
      <text:p text:style-name="P4"/>
      <text:p text:style-name="P8"><text:span text:style-name="T1">objectif</text:span> : d<text:span text:style-name="T11">écouvrir les trois guerres puniques</text:span></text:p>
      <text:p text:style-name="P8"/>
      <text:p text:style-name="P8"/>
      <text:p text:style-name="P22"><text:span text:style-name="T2">ce qu'il faut savoir définir</text:span> : <text:span text:style-name="T11">Carthage, Pyrénées, Alpes, Apennins, Mare Nostrum</text:span></text:p>
      <text:p text:style-name="P22"/>
      <text:p text:style-name="P22"/>
      <text:p text:style-name="P23"><text:span text:style-name="T2">ce qu'il faut savoir </text:span><text:span text:style-name="T5">faire</text:span> : <text:span text:style-name="T11">tracer les cartes expliquant le déroulement des trois guerres</text:span></text:p>
      <text:p text:style-name="P8"/>
      <text:p text:style-name="P8"/>
      <text:p text:style-name="P10"><text:span text:style-name="T1">point de langue étudié : </text:span><text:span text:style-name="T7">la proposition infinitive</text:span></text:p>
      <text:p text:style-name="P10"><text:span text:style-name="T7"/></text:p>
      <text:p text:style-name="P12"><text:span text:style-name="T7"/></text:p>
      <text:p text:style-name="P10"><text:span text:style-name="T7"/></text:p>
      <text:p text:style-name="P19">Fiche récapitulative</text:p>
      <text:p text:style-name="P19"/>
      <text:p text:style-name="P24"><text:span text:style-name="T1">séquence I</text:span><text:span text:style-name="T5">V</text:span><text:span text:style-name="T1"> : « </text:span><text:span text:style-name="T9">Hannibal ad portas !</text:span><text:span text:style-name="T1">»</text:span></text:p>
      <text:p text:style-name="P19"/>
      <text:p text:style-name="P25"/>
      <text:p text:style-name="P23"><text:span text:style-name="T1">objectif</text:span> : d<text:span text:style-name="T11">écouvrir les trois guerres puniques</text:span></text:p>
      <text:p text:style-name="P23"/>
      <text:p text:style-name="P23"/>
      <text:p text:style-name="P23"><text:span text:style-name="T2">ce qu'il faut savoir définir</text:span> : <text:span text:style-name="T11">Carthage, Pyrénées, Alpes, Apennins, Mare Nostrum</text:span></text:p>
      <text:p text:style-name="P23"/>
      <text:p text:style-name="P23"/>
      <text:p text:style-name="P23"><text:span text:style-name="T2">ce qu'il faut savoir </text:span><text:span text:style-name="T5">faire</text:span> : <text:span text:style-name="T11">tracer les cartes expliquant le déroulement des trois guerres</text:span></text:p>
      <text:p text:style-name="P23"/>
      <text:p text:style-name="P23"/>
      <text:p text:style-name="P21"><text:span text:style-name="T5">point de langue étudié : </text:span><text:span text:style-name="T7">la proposition infinitive</text:span></text:p>
      <text:p text:style-name="P21"/>
      <text:p text:style-name="P16"/>
      <text:p text:style-name="P21"><text:span text:style-name="T7"/></text:p>
      <text:p text:style-name="P19">Fiche récapitulative</text:p>
      <text:p text:style-name="P19"/>
      <text:p text:style-name="P24"><text:span text:style-name="T1">séquence I</text:span><text:span text:style-name="T5">V</text:span><text:span text:style-name="T1"> : « </text:span><text:span text:style-name="T9">Hannibal ad portas !</text:span><text:span text:style-name="T1">»</text:span></text:p>
      <text:p text:style-name="P19"/>
      <text:p text:style-name="P25"/>
      <text:p text:style-name="P23"><text:span text:style-name="T1">objectif</text:span> : d<text:span text:style-name="T11">écouvrir les trois guerres puniques</text:span></text:p>
      <text:p text:style-name="P23"/>
      <text:p text:style-name="P23"/>
      <text:p text:style-name="P23"><text:span text:style-name="T2">ce qu'il faut savoir définir</text:span> : <text:span text:style-name="T11">Carthage, Pyrénées, Alpes, Apennins, Mare Nostrum</text:span></text:p>
      <text:p text:style-name="P23"/>
      <text:p text:style-name="P23"/>
      <text:p text:style-name="P23"><text:span text:style-name="T2">ce qu'il faut savoir </text:span><text:span text:style-name="T5">faire</text:span> : <text:span text:style-name="T11">tracer les cartes expliquant le déroulement des trois guerres</text:span></text:p>
      <text:p text:style-name="P23"/>
      <text:p text:style-name="P23"/>
      <text:p text:style-name="P21"><text:span text:style-name="T5">point de langue étudié : </text:span><text:span text:style-name="T7">la proposition infiniti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00:22:42.327078068</meta:creation-date>
    <dc:date>2015-04-01T07:18:54.088496604</dc:date>
    <meta:editing-duration>PT2H4M23S</meta:editing-duration>
    <meta:editing-cycles>82</meta:editing-cycles>
    <meta:generator>LibreOffice/4.3.6.2$Linux_X86_64 LibreOffice_project/430m0$Build-2</meta:generator>
    <meta:document-statistic meta:table-count="0" meta:image-count="0" meta:object-count="0" meta:page-count="1" meta:paragraph-count="18" meta:word-count="156" meta:character-count="972" meta:non-whitespace-character-count="834"/>
  </office:meta>
</office:document-meta>
</file>